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This program adds two numbers</text:p>
      <text:p text:style-name="Standard"/>
      <text:p text:style-name="Standard">num1 = 1.5</text:p>
      <text:p text:style-name="Standard">num2 = 6.3</text:p>
      <text:p text:style-name="Standard"/>
      <text:p text:style-name="Standard"># Add two numbers</text:p>
      <text:p text:style-name="Standard">sum = num1 + num2</text:p>
      <text:p text:style-name="Standard"/>
      <text:p text:style-name="Standard"># Display the sum</text:p>
      <text:p text:style-name="Standard">print('The sum of {0} and {1} is {2}'.format(num1, num2, sum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0:50:55.634473724</meta:creation-date>
    <dc:date>2024-09-26T10:51:21.141548201</dc:date>
    <meta:editing-duration>PT26S</meta:editing-duration>
    <meta:editing-cycles>1</meta:editing-cycles>
    <meta:document-statistic meta:table-count="0" meta:image-count="0" meta:object-count="0" meta:page-count="1" meta:paragraph-count="7" meta:word-count="35" meta:character-count="164" meta:non-whitespace-character-count="136"/>
    <meta:generator>LibreOffice/7.3.7.2$Linux_X86_64 LibreOffice_project/30$Build-2</meta:generator>
  </office:meta>
</office:document-meta>
</file>